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table:style-name="Default"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table:style-name="Default"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ce9" office:value-type="string" calcext:value-type="string">
            <text:p>451.7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7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.00.0000</text:date>, <text:time style:data-style-name="N2" text:time-value="15:59:02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2T16:08:29.707000000</dc:date>
    <meta:editing-duration>P1DT20H55M45S</meta:editing-duration>
    <meta:editing-cycles>938</meta:editing-cycles>
    <meta:document-statistic meta:table-count="2" meta:cell-count="1223" meta:object-count="0"/>
  </office:meta>
</office:document-meta>
</file>